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Checklist de la tasca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xercici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Fulls de càlcul offlin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. Personalitzar els fulls de càlcu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a Ap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a Ap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2. Plantilles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li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tu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dern de no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3. Importar / Exporta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ort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ort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rregid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4. Macro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jor &gt; 10?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ell o Senar?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lculadora de canvis de bas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ls de càlcul onlin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1. Plantille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li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tur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uadern de not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lista de notes fina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2. Gràfics a partir del quadern de no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àfic de barr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àfic circul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tja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àfic de línie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3. Document notes finals amb filtres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 no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rdenar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tecció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4. Macros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ció més d'un val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viar correu amb no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5. Formulari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quest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viar als company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. Document entrega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l document té totes les parts correc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o hi ha faltes d'ortografi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'ha entregat en el temps proposa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úmero de rectificacions fetes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COUNTIF([.D$3:.D$44];1)" office:value-type="float" office:value="23" calcext:value-type="float">
            <text:p>2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2:50:08.411893586</meta:creation-date>
    <dc:date>2024-01-08T12:53:01.997898104</dc:date>
    <meta:editing-duration>PT2M54S</meta:editing-duration>
    <meta:editing-cycles>1</meta:editing-cycles>
    <meta:document-statistic meta:table-count="1" meta:cell-count="127" meta:object-count="0"/>
    <meta:generator>LibreOffice/7.3.7.2$Linux_X86_64 LibreOffice_project/30$Build-2</meta:generator>
  </office:meta>
</office:document-meta>
</file>